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ComponentVisitor.RecordComponentVisitor( final int api , final RecordComponentVisitor recordComponentVisi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cordComponentVisitor.visitType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ComponentVisito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ComponentVisitor.RecordComponentVisitor( final int a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ComponentVisitor.visitAttribute( final Attribute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ordComponentVisito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ComponentVisito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